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98cm" style:rel-column-width="18543*"/>
    </style:style>
    <style:style style:name="Table2.B" style:family="table-column">
      <style:table-column-properties style:column-width="5.978cm" style:rel-column-width="14984*"/>
    </style:style>
    <style:style style:name="Table2.C" style:family="table-column">
      <style:table-column-properties style:column-width="12.769cm" style:rel-column-width="3200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0bfdbd1"/>
    </style:style>
    <style:style style:name="P17" style:family="paragraph" style:parent-style-name="Table_20_Contents">
      <style:text-properties officeooo:paragraph-rsid="0127770a"/>
    </style:style>
    <style:style style:name="P18" style:family="paragraph" style:parent-style-name="Table_20_Contents">
      <style:text-properties officeooo:paragraph-rsid="026e31be"/>
    </style:style>
    <style:style style:name="P19" style:family="paragraph" style:parent-style-name="Table_20_Contents">
      <style:text-properties officeooo:paragraph-rsid="01536d5b"/>
    </style:style>
    <style:style style:name="P20" style:family="paragraph" style:parent-style-name="Table_20_Contents">
      <style:text-properties officeooo:paragraph-rsid="006e8e1a"/>
    </style:style>
    <style:style style:name="P21" style:family="paragraph" style:parent-style-name="Table_20_Contents">
      <style:text-properties officeooo:paragraph-rsid="017f7b3e"/>
    </style:style>
    <style:style style:name="P22" style:family="paragraph" style:parent-style-name="Table_20_Contents">
      <style:text-properties officeooo:paragraph-rsid="02ae0b54"/>
    </style:style>
    <style:style style:name="P23" style:family="paragraph" style:parent-style-name="Table_20_Contents">
      <style:text-properties officeooo:paragraph-rsid="024d698d"/>
    </style:style>
    <style:style style:name="P24" style:family="paragraph" style:parent-style-name="Table_20_Contents">
      <style:text-properties officeooo:paragraph-rsid="00e67b40"/>
    </style:style>
    <style:style style:name="P25" style:family="paragraph" style:parent-style-name="Table_20_Contents">
      <style:text-properties officeooo:paragraph-rsid="012d6f0c"/>
    </style:style>
    <style:style style:name="P26" style:family="paragraph" style:parent-style-name="Table_20_Contents">
      <style:text-properties officeooo:paragraph-rsid="009375c2"/>
    </style:style>
    <style:style style:name="P27" style:family="paragraph" style:parent-style-name="Table_20_Contents">
      <style:text-properties officeooo:paragraph-rsid="01262962"/>
    </style:style>
    <style:style style:name="P28" style:family="paragraph" style:parent-style-name="Table_20_Contents">
      <style:text-properties officeooo:paragraph-rsid="012a02c9"/>
    </style:style>
    <style:style style:name="P29" style:family="paragraph" style:parent-style-name="Table_20_Contents">
      <style:text-properties officeooo:paragraph-rsid="01f2ee4b"/>
    </style:style>
    <style:style style:name="P30" style:family="paragraph" style:parent-style-name="Table_20_Contents">
      <style:text-properties officeooo:paragraph-rsid="02b1223a"/>
    </style:style>
    <style:style style:name="P31" style:family="paragraph" style:parent-style-name="Table_20_Contents">
      <style:text-properties officeooo:paragraph-rsid="01d72fd8"/>
    </style:style>
    <style:style style:name="P32" style:family="paragraph" style:parent-style-name="Table_20_Contents">
      <style:text-properties officeooo:paragraph-rsid="011fee52"/>
    </style:style>
    <style:style style:name="P33" style:family="paragraph" style:parent-style-name="Table_20_Contents">
      <style:text-properties officeooo:paragraph-rsid="01c4af9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1daa4a7"/>
    </style:style>
    <style:style style:name="P36" style:family="paragraph" style:parent-style-name="Table_20_Contents">
      <style:text-properties officeooo:paragraph-rsid="02b1c54c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officeooo:paragraph-rsid="026e3ebc"/>
    </style:style>
    <style:style style:name="P39" style:family="paragraph" style:parent-style-name="Table_20_Contents">
      <style:text-properties officeooo:paragraph-rsid="026ef928"/>
    </style:style>
    <style:style style:name="P4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officeooo:paragraph-rsid="0258ad30"/>
    </style:style>
    <style:style style:name="P76" style:family="paragraph" style:parent-style-name="Table_20_Contents">
      <style:text-properties officeooo:paragraph-rsid="025e6e41"/>
    </style:style>
    <style:style style:name="P7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d882a3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d0c15d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4" style:family="paragraph" style:parent-style-name="Table_20_Contents">
      <style:text-properties officeooo:paragraph-rsid="020801da"/>
    </style:style>
    <style:style style:name="P95" style:family="paragraph" style:parent-style-name="Table_20_Contents">
      <style:text-properties officeooo:paragraph-rsid="022a3a56"/>
    </style:style>
    <style:style style:name="P96" style:family="paragraph" style:parent-style-name="Table_20_Contents">
      <style:text-properties officeooo:paragraph-rsid="02062754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text-properties officeooo:paragraph-rsid="0230b508"/>
    </style:style>
    <style:style style:name="P99" style:family="paragraph" style:parent-style-name="Table_20_Contents">
      <style:text-properties officeooo:paragraph-rsid="022f0ff6"/>
    </style:style>
    <style:style style:name="P100" style:family="paragraph" style:parent-style-name="Table_20_Contents">
      <style:text-properties officeooo:paragraph-rsid="0049a42a"/>
    </style:style>
    <style:style style:name="P10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3" style:family="paragraph" style:parent-style-name="Table_20_Contents">
      <style:text-properties style:font-name="Courier New" fo:font-size="10pt" style:font-size-asian="10pt" style:font-size-complex="10pt"/>
    </style:style>
    <style:style style:name="P104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5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09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bd2c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officeooo:rsid="02b867c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officeooo:rsid="00c77656"/>
    </style:style>
    <style:style style:name="T16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3" style:family="text">
      <style:text-properties officeooo:rsid="0277dedb"/>
    </style:style>
    <style:style style:name="T164" style:family="text">
      <style:text-properties officeooo:rsid="023d069c"/>
    </style:style>
    <style:style style:name="T165" style:family="text">
      <style:text-properties fo:color="#000000" loext:opacity="100%" style:font-name="Courier New" style:font-name-complex="Courier New"/>
    </style:style>
    <style:style style:name="T16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font-style="normal" officeooo:rsid="023ec219" style:font-style-asian="normal" style:font-style-complex="normal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officeooo:rsid="0213f657"/>
    </style:style>
    <style:style style:name="T170" style:family="text">
      <style:text-properties officeooo:rsid="02984091"/>
    </style:style>
    <style:style style:name="T171" style:family="text">
      <style:text-properties officeooo:rsid="021570c6"/>
    </style:style>
    <style:style style:name="T172" style:family="text">
      <style:text-properties officeooo:rsid="0298730b"/>
    </style:style>
    <style:style style:name="T17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183" style:family="text">
      <style:text-properties fo:color="#000000" loext:opacity="100%" style:font-name="Courier New" fo:language="zxx" fo:country="none" fo:font-style="italic" officeooo:rsid="02c8adfd" style:language-asian="zxx" style:country-asian="none" style:font-style-asian="italic" style:font-name-complex="Courier New" style:language-complex="zxx" style:country-complex="none" style:font-style-complex="italic"/>
    </style:style>
    <style:style style:name="T18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fo:font-style="italic" officeooo:rsid="01e2c632" style:language-asian="zxx" style:country-asian="none" style:font-style-asian="italic" style:font-name-complex="Courier New" style:language-complex="zxx" style:country-complex="none" style:font-style-complex="italic"/>
    </style:style>
    <style:style style:name="T189" style:family="text">
      <style:text-properties fo:color="#000000" loext:opacity="100%" style:font-name="Courier New" fo:language="zxx" fo:country="none" fo:font-style="italic" officeooo:rsid="02d0c15d" style:language-asian="zxx" style:country-asian="none" style:font-style-asian="italic" style:font-name-complex="Courier New" style:language-complex="zxx" style:country-complex="none" style:font-style-complex="italic"/>
    </style:style>
    <style:style style:name="T190" style:family="text">
      <style:text-properties fo:color="#000000" loext:opacity="100%" style:font-name="Courier New" fo:language="zxx" fo:country="none" fo:font-style="italic" officeooo:rsid="02d480c5" style:language-asian="zxx" style:country-asian="none" style:font-style-asian="italic" style:font-name-complex="Courier New" style:language-complex="zxx" style:country-complex="none" style:font-style-complex="italic"/>
    </style:style>
    <style:style style:name="T19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2ca5aab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cdbc0f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1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5" style:family="text">
      <style:text-properties fo:font-style="italic" officeooo:rsid="02afaaf5" style:font-style-asian="italic" style:font-style-complex="italic"/>
    </style:style>
    <style:style style:name="T206" style:family="text">
      <style:text-properties officeooo:rsid="02afaaf5"/>
    </style:style>
    <style:style style:name="T207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6"><text:span text:style-name="Source_20_Text"><text:span text:style-name="T17">domGetCSS(&lt;element&gt;</text:span></text:span><text:span text:style-name="Source_20_Text"><text:span text:style-name="T52">[</text:span></text:span><text:span text:style-name="Source_20_Text"><text:span text:style-name="T17">,property</text:span></text:span><text:span text:style-name="Source_20_Text"><text:span text:style-name="T53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7"><text:span text:style-name="Source_20_Text"><text:span text:style-name="T17">domShow(&lt;element&gt;[,display]);</text:span></text:span></text:p>
            <text:p text:style-name="P17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4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8"><text:span text:style-name="Source_20_Text"><text:span text:style-name="T55">domScrollToTop();</text:span></text:span></text:p>
            <text:p text:style-name="P18"><text:span text:style-name="Source_20_Text"><text:span text:style-name="T56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Right</text:span></text:span><text:span text:style-name="Source_20_Text"><text:span text:style-name="T17">(&lt;element&gt;);</text:span></text:span></text:p>
            <text:p text:style-name="P20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10"><text:span text:style-name="Source_20_Text"><text:span text:style-name="T17">domSetC</text:span></text:span><text:span text:style-name="Source_20_Text"><text:span text:style-name="T59">SS</text:span></text:span><text:span text:style-name="Source_20_Text"><text:span text:style-name="T17">Var(</text:span></text:span><text:span text:style-name="Source_20_Text"><text:span text:style-name="T58">&lt;</text:span></text:span><text:span text:style-name="Source_20_Text"><text:span text:style-name="T17">n</text:span></text:span><text:span text:style-name="Source_20_Text"><text:span text:style-name="T58">ame&gt;</text:span></text:span><text:span text:style-name="Source_20_Text"><text:span text:style-name="T17">,</text:span></text:span><text:span text:style-name="Source_20_Text"><text:span text:style-name="T58">&lt;</text:span></text:span><text:span text:style-name="Source_20_Text"><text:span text:style-name="T17">v</text:span></text:span><text:span text:style-name="Source_20_Text"><text:span text:style-name="T58">alue&gt;</text:span></text:span><text:span text:style-name="Source_20_Text"><text:span text:style-name="T17">);</text:span></text:span></text:p>
            <text:p text:style-name="P21"><text:span text:style-name="Source_20_Text"><text:span text:style-name="T17">importScript(&lt;script1&gt;[,scriptN]);</text:span></text:span></text:p>
            <text:p text:style-name="P21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7"><text:span text:style-name="Source_20_Text"><text:span text:style-name="T17">setFullscreenOff();</text:span></text:span></text:p>
            <text:p text:style-name="P17"><text:span text:style-name="Source_20_Text"><text:span text:style-name="T17">getFullscreen();<text:line-break/>form2array(&lt;form&gt;);</text:span></text:span></text:p>
            <text:p text:style-name="P22"><text:span text:style-name="Source_20_Text"><text:span text:style-name="T17">form2string(&lt;form&gt;);</text:span></text:span></text:p>
            <text:p text:style-name="P22"><text:span text:style-name="Source_20_Text"><text:span text:style-name="T17">getDoNotTrack();</text:span></text:span></text:p>
            <text:p text:style-name="P23"><text:span text:style-name="Source_20_Text"><text:span text:style-name="T17">getLocation(&lt;success&gt;[,error]);</text:span></text:span></text:p>
            <text:p text:style-name="P23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4"><text:span text:style-name="Source_20_Text"><text:span text:style-name="T17">isMap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4"><text:span text:style-name="Source_20_Text"><text:span text:style-name="T17">isSet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5"><text:span text:style-name="Source_20_Text"><text:span text:style-name="T17">isNumber(&lt;</text:span></text:span><text:span text:style-name="Source_20_Text"><text:span text:style-name="T63">v</text:span></text:span><text:span text:style-name="Source_20_Text"><text:span text:style-name="T17">&gt;); <text:s/></text:span></text:span><text:span text:style-name="Source_20_Text"><text:span text:style-name="T64">and</text:span></text:span><text:span text:style-name="Source_20_Text"><text:span text:style-name="T17"> isNumeric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5"><text:span text:style-name="Source_20_Text"><text:span text:style-name="T17">isFloat(&lt;</text:span></text:span><text:span text:style-name="Source_20_Text"><text:span text:style-name="T63">v</text:span></text:span><text:span text:style-name="Source_20_Text"><text:span text:style-name="T65">al</text:span></text:span><text:span text:style-name="Source_20_Text"><text:span text:style-name="T17">&gt;); </text:span></text:span><text:span text:style-name="Source_20_Text"><text:span text:style-name="T64">and</text:span></text:span><text:span text:style-name="Source_20_Text"><text:span text:style-name="T66"> </text:span></text:span><text:span text:style-name="Source_20_Text"><text:span text:style-name="T17">isBigInt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6"><text:span text:style-name="Source_20_Text"><text:span text:style-name="T17">isString(&lt;</text:span></text:span><text:span text:style-name="Source_20_Text"><text:span text:style-name="T67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68">and </text:span></text:span><text:span text:style-name="Source_20_Text"><text:span text:style-name="T17">isChar(&lt;</text:span></text:span><text:span text:style-name="Source_20_Text"><text:span text:style-name="T67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4"><text:span text:style-name="Source_20_Text"><text:span text:style-name="T17">isDate(&lt;</text:span></text:span><text:span text:style-name="Source_20_Text"><text:span text:style-name="T69">v</text:span></text:span><text:span text:style-name="Source_20_Text"><text:span text:style-name="T65">al</text:span></text:span><text:span text:style-name="Source_20_Text"><text:span text:style-name="T17">&gt;); <text:s/>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17">isError(&lt;</text:span></text:span><text:span text:style-name="Source_20_Text"><text:span text:style-name="T72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7"><text:span text:style-name="Source_20_Text"><text:span text:style-name="T17">isRegexp(&lt;</text:span></text:span><text:span text:style-name="Source_20_Text"><text:span text:style-name="T73">v</text:span></text:span><text:span text:style-name="Source_20_Text"><text:span text:style-name="T17">&gt;); <text:s/></text:span></text:span><text:span text:style-name="Source_20_Text"><text:span text:style-name="T74">and</text:span></text:span><text:span text:style-name="Source_20_Text"><text:span text:style-name="T75"> </text:span></text:span><text:span text:style-name="Source_20_Text"><text:span text:style-name="T17">isSymbol(&lt;</text:span></text:span><text:span text:style-name="Source_20_Text"><text:span text:style-name="T73">v</text:span></text:span><text:span text:style-name="Source_20_Text"><text:span text:style-name="T17">&gt;);</text:span></text:span></text:p>
            <text:p text:style-name="P28"><text:span text:style-name="Source_20_Text"><text:span text:style-name="T17">isElement(&lt;</text:span></text:span><text:span text:style-name="Source_20_Text"><text:span text:style-name="T76">v</text:span></text:span><text:span text:style-name="Source_20_Text"><text:span text:style-name="T17">&gt;); </text:span></text:span><text:span text:style-name="Source_20_Text"><text:span text:style-name="T74">and </text:span></text:span><text:span text:style-name="Source_20_Text"><text:span text:style-name="T17">isObject(&lt;</text:span></text:span><text:span text:style-name="Source_20_Text"><text:span text:style-name="T76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7">v</text:span></text:span><text:span text:style-name="Source_20_Text"><text:span text:style-name="T65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78">n</text:span></text:span><text:span text:style-name="Source_20_Text"><text:span text:style-name="T17">(&lt;</text:span></text:span><text:span text:style-name="Source_20_Text"><text:span text:style-name="T77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79">v</text:span></text:span><text:span text:style-name="Source_20_Text"><text:span text:style-name="T80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1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29"><text:span text:style-name="Source_20_Text"><text:span text:style-name="T17">isNullOrUndefined(&lt;</text:span></text:span><text:span text:style-name="Source_20_Text"><text:span text:style-name="T82">v</text:span></text:span><text:span text:style-name="Source_20_Text"><text:span text:style-name="T17">&gt;); isNil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7"><text:span text:style-name="Source_20_Text"><text:span text:style-name="T17">isPlainObject(&lt;value&gt;);</text:span></text:span></text:p>
            <text:p text:style-name="P30"><text:span text:style-name="Source_20_Text"><text:span text:style-name="T9">isTruthy(&lt;</text:span></text:span><text:span text:style-name="Source_20_Text"><text:span text:style-name="T83">value</text:span></text:span><text:span text:style-name="Source_20_Text"><text:span text:style-name="T9">&gt;); </text:span></text:span><text:span text:style-name="Source_20_Text"><text:span text:style-name="T83">+ </text:span></text:span><text:span text:style-name="Source_20_Text"><text:span text:style-name="T9">isFalsy(&lt;</text:span></text:span><text:span text:style-name="Source_20_Text"><text:span text:style-name="T84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1"><text:span text:style-name="Source_20_Text"><text:span text:style-name="T17">isFunction(&lt;</text:span></text:span><text:span text:style-name="Source_20_Text"><text:span text:style-name="T85">v</text:span></text:span><text:span text:style-name="Source_20_Text"><text:span text:style-name="T17">&gt;); </text:span></text:span><text:span text:style-name="Source_20_Text"><text:span text:style-name="T86">+</text:span></text:span><text:span text:style-name="Source_20_Text"><text:span text:style-name="T17"> is</text:span></text:span><text:span text:style-name="Source_20_Text"><text:span text:style-name="T85">Callable</text:span></text:span><text:span text:style-name="Source_20_Text"><text:span text:style-name="T17">(&lt;</text:span></text:span><text:span text:style-name="Source_20_Text"><text:span text:style-name="T85">v</text:span></text:span><text:span text:style-name="Source_20_Text"><text:span text:style-name="T17">&gt;);</text:span></text:span></text:p>
            <text:p text:style-name="P32"><text:span text:style-name="Source_20_Text"><text:span text:style-name="T17">isConstructorFn</text:span></text:span><text:span text:style-name="Source_20_Text"><text:span text:style-name="T87">(&lt;</text:span></text:span><text:span text:style-name="Source_20_Text"><text:span text:style-name="T78">v</text:span></text:span><text:span text:style-name="Source_20_Text"><text:span text:style-name="T87">&gt;); </text:span></text:span><text:span text:style-name="Source_20_Text"><text:span text:style-name="T78">isClass(&lt;v&gt;);</text:span></text:span></text:p>
            <text:p text:style-name="P28"><text:span text:style-name="Source_20_Text"><text:span text:style-name="T17">isGenerator</text:span></text:span><text:span text:style-name="Source_20_Text"><text:span text:style-name="T88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3"><text:span text:style-name="Source_20_Text"><text:span text:style-name="T17">isAsyncGeneratorFn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28"><text:span text:style-name="Source_20_Text"><text:span text:style-name="T17">isAsync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4"><text:span text:style-name="Source_20_Text"><text:span text:style-name="T17">isArraylike(&lt;value&gt;);</text:span></text:span></text:p>
            <text:p text:style-name="P35"><text:span text:style-name="Source_20_Text"><text:span text:style-name="T17">isTypedArray(&lt;value&gt;);</text:span></text:span></text:p>
            <text:p text:style-name="P35"><text:span text:style-name="Source_20_Text"><text:span text:style-name="T17">isArrayBuffer(&lt;value&gt;);</text:span></text:span></text:p>
            <text:p text:style-name="P29"><text:span text:style-name="Source_20_Text"><text:span text:style-name="T17">isPrimitiv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29"><text:span text:style-name="Source_20_Text"><text:span text:style-name="T17">isPromis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30"><text:span text:style-name="Source_20_Text"><text:span text:style-name="T17">isIterator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30"><text:span text:style-name="Source_20_Text"><text:span text:style-name="T17">isIterable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8"><text:span text:style-name="Source_20_Text"><text:span text:style-name="T17">isEmptyObject(&lt;value&gt;);</text:span></text:span></text:p>
            <text:p text:style-name="P28"><text:span text:style-name="Source_20_Text"><text:span text:style-name="T17">isEmptyArray(&lt;value&gt;);</text:span></text:span></text:p>
            <text:p text:style-name="P28"><text:span text:style-name="Source_20_Text"><text:span text:style-name="T17">isEmptyMap(&lt;</text:span></text:span><text:span text:style-name="Source_20_Text"><text:span text:style-name="T93">v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isEmptySet(&lt;</text:span></text:span><text:span text:style-name="Source_20_Text"><text:span text:style-name="T93">v</text:span></text:span><text:span text:style-name="Source_20_Text"><text:span text:style-name="T17">&gt;);</text:span></text:span></text:p>
            <text:p text:style-name="P28"><text:span text:style-name="Source_20_Text"><text:span text:style-name="T17">isEmptyIterator(&lt;value&gt;);</text:span></text:span></text:p>
            <text:p text:style-name="P17"><text:span text:style-name="Source_20_Text"><text:span text:style-name="T17">isSameObject(&lt;object1&gt;,&lt;object2&gt;);</text:span></text:span></text:p>
            <text:p text:style-name="P17"><text:span text:style-name="Source_20_Text"><text:span text:style-name="T17">isSameArray(&lt;array1&gt;,&lt;array2&gt;);</text:span></text:span></text:p>
            <text:p text:style-name="P17"><text:span text:style-name="Source_20_Text"><text:span text:style-name="T17">isSameMap(&lt;map1&gt;,&lt;map2&gt;);</text:span></text:span></text:p>
            <text:p text:style-name="P36"><text:span text:style-name="Source_20_Text"><text:span text:style-name="T17">isSameSet(&lt;set</text:span></text:span><text:span text:style-name="Source_20_Text"><text:span text:style-name="T94">1</text:span></text:span><text:span text:style-name="Source_20_Text"><text:span text:style-name="T17">&gt;,&lt;set2&gt;);</text:span></text:span></text:p>
            <text:p text:style-name="P36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7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8"><text:span text:style-name="Source_20_Text"><text:span text:style-name="T17">strProper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97">s</text:span></text:span><text:span text:style-name="Source_20_Text"><text:span text:style-name="T17">tr</text:span></text:span><text:span text:style-name="Source_20_Text"><text:span text:style-name="T98">T</text:span></text:span><text:span text:style-name="Source_20_Text"><text:span text:style-name="T99">itle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</text:span></text:span><text:span text:style-name="Source_20_Text"><text:span text:style-name="T17">&gt;);</text:span></text:span></text:p>
            <text:p text:style-name="P38"><text:span text:style-name="Source_20_Text"><text:span text:style-name="T17">strCapitalize(&lt;</text:span></text:span><text:span text:style-name="Source_20_Text"><text:span text:style-name="T100">s</text:span></text:span><text:span text:style-name="Source_20_Text"><text:span text:style-name="T101">tring</text:span></text:span><text:span text:style-name="Source_20_Text"><text:span text:style-name="T17">&gt;);</text:span></text:span></text:p>
            <text:p text:style-name="P38"><text:span text:style-name="Source_20_Text"><text:span text:style-name="T17">strUpFirst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6">str</text:span></text:span><text:span text:style-name="Source_20_Text"><text:span text:style-name="T17">&gt;);</text:span></text:span></text:p>
            <text:p text:style-name="P38"><text:span text:style-name="Source_20_Text"><text:span text:style-name="T17">strReverse(&lt;</text:span></text:span><text:span text:style-name="Source_20_Text"><text:span text:style-name="T82">s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strCodePoints(&lt;</text:span></text:span><text:span text:style-name="Source_20_Text"><text:span text:style-name="T93">s</text:span></text:span><text:span text:style-name="Source_20_Text"><text:span text:style-name="T17">&gt;);</text:span></text:span></text:p>
            <text:p text:style-name="P39"><text:span text:style-name="Source_20_Text"><text:span text:style-name="T17">strFromCodePoints(&lt;</text:span></text:span><text:span text:style-name="Source_20_Text"><text:span text:style-name="T102">iterator</text:span></text:span><text:span text:style-name="Source_20_Text"><text:span text:style-name="T17">&gt;);</text:span></text:span></text:p>
            <text:p text:style-name="P39"><text:span text:style-name="Source_20_Text"><text:span text:style-name="T17">strAt(&lt;</text:span></text:span><text:span text:style-name="Source_20_Text"><text:span text:style-name="T103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8"><text:span text:style-name="Source_20_Text"><text:span text:style-name="T17">strSplice(&lt;</text:span></text:span><text:span text:style-name="Source_20_Text"><text:span text:style-name="T103">str</text:span></text:span><text:span text:style-name="Source_20_Text"><text:span text:style-name="T17">&gt;,&lt;index&gt;,&lt;count&gt;[,add</text:span></text:span><text:span text:style-name="Source_20_Text"><text:span text:style-name="T104">]);</text:span></text:span></text:p>
            <text:p text:style-name="P39"><text:span text:style-name="Source_20_Text"><text:span text:style-name="T17">str</text:span></text:span><text:span text:style-name="Source_20_Text"><text:span text:style-name="T105">HTML</text:span></text:span><text:span text:style-name="Source_20_Text"><text:span text:style-name="T17">RemoveTags(&lt;string&gt;);<text:line-break/>strHTMLEscape(&lt;</text:span></text:span><text:span text:style-name="Source_20_Text"><text:span text:style-name="T82">s</text:span></text:span><text:span text:style-name="Source_20_Text"><text:span text:style-name="T17">&gt;); strHTML</text:span></text:span><text:span text:style-name="Source_20_Text"><text:span text:style-name="T106">Un</text:span></text:span><text:span text:style-name="Source_20_Text"><text:span text:style-name="T17">Escape(&lt;</text:span></text:span><text:span text:style-name="Source_20_Text"><text:span text:style-name="T82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07">Collections </text:span></text:span><text:span text:style-name="Source_20_Text"><text:span text:style-name="T108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09"/></text:span></text:p>
            <text:p text:style-name="P43"><text:span text:style-name="Source_20_Text"><text:span text:style-name="T109">arrayCreate([length=0]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DeepClone(&lt;array&gt;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Merge(&lt;targe</text:span></text:span><text:span text:style-name="Source_20_Text"><text:span text:style-name="T110">t</text:span></text:span><text:span text:style-name="Source_20_Text"><text:span text:style-name="T109">&gt;,&lt;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09">c</text:span></text:span><text:span text:style-name="Source_20_Text"><text:span text:style-name="T111">e</text:span></text:span><text:span text:style-name="Source_20_Text"><text:span text:style-name="T109">1&gt;[,</text:span></text:span><text:span text:style-name="Source_20_Text"><text:span text:style-name="T110">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11">ce</text:span></text:span><text:span text:style-name="Source_20_Text"><text:span text:style-name="T109">N]);</text:span></text:span></text:p>
            <text:p text:style-name="P44"><text:span text:style-name="Source_20_Text"><text:span text:style-name="T109"/></text:span></text:p>
            <text:p text:style-name="P44"><text:span text:style-name="Source_20_Text"><text:span text:style-name="T109">arrayUnique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44"><text:span text:style-name="Source_20_Text"><text:span text:style-name="T113"/></text:span></text:p>
            <text:p text:style-name="P44"><text:span text:style-name="Source_20_Text"><text:span text:style-name="T113">arrayAdd</text:span></text:span><text:span text:style-name="Source_20_Text"><text:span text:style-name="T109">(&lt;array&gt;,&lt;value&gt;);</text:span></text:span></text:p>
            <text:p text:style-name="P44"><text:span text:style-name="Source_20_Text"><text:span text:style-name="T109">arrayClear(&lt;array&gt;); </text:span></text:span></text:p>
            <text:p text:style-name="P44"><text:span text:style-name="Source_20_Text"><text:span text:style-name="T114"/></text:span></text:p>
            <text:p text:style-name="P44"><text:span text:style-name="Source_20_Text"><text:span text:style-name="T114">arrayRemove(&lt;array&gt;,&lt;value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5"><text:span text:style-name="Source_20_Text"><text:span text:style-name="T114">arrayRemove</text:span></text:span><text:span text:style-name="Source_20_Text"><text:span text:style-name="T116">By</text:span></text:span><text:span text:style-name="Source_20_Text"><text:span text:style-name="T114">(&lt;array&gt;,&lt;</text:span></text:span><text:span text:style-name="Source_20_Text"><text:span text:style-name="T116">callback</text:span></text:span><text:span text:style-name="Source_20_Text"><text:span text:style-name="T114">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6"><text:span text:style-name="Source_20_Text"><text:span text:style-name="T117"/></text:span></text:p>
            <text:p text:style-name="P46"><text:span text:style-name="Source_20_Text"><text:span text:style-name="T117">arrayRange([start=0[,end=</text:span></text:span><text:span text:style-name="Source_20_Text"><text:span text:style-name="T118">99</text:span></text:span><text:span text:style-name="Source_20_Text"><text:span text:style-name="T117">[,step=1]]]);</text:span></text:span></text:p>
            <text:p text:style-name="P47"><text:span text:style-name="Source_20_Text"><text:span text:style-name="T119">iterRange([start=0[,step=1[,end=Infinity]]]);</text:span></text:span></text:p>
            <text:p text:style-name="P47"><text:span text:style-name="Source_20_Text"><text:span text:style-name="T119"/></text:span></text:p>
            <text:p text:style-name="P48"><text:span text:style-name="Source_20_Text"><text:span text:style-name="T9">arrayCycl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1">=100</text:span></text:span><text:span text:style-name="Source_20_Text"><text:span text:style-name="T9">]);</text:span></text:span></text:p>
            <text:p text:style-name="P47"><text:span text:style-name="Source_20_Text"><text:span text:style-name="T119">iterCycle(&lt;iter&gt;[,n</text:span></text:span><text:span text:style-name="Source_20_Text"><text:span text:style-name="T122">=Infinity</text:span></text:span><text:span text:style-name="Source_20_Text"><text:span text:style-name="T119">]);</text:span></text:span></text:p>
            <text:p text:style-name="P47"><text:span text:style-name="Source_20_Text"><text:span text:style-name="T9"/></text:span></text:p>
            <text:p text:style-name="P49"><text:span text:style-name="Source_20_Text"><text:span text:style-name="T9">arrayRepeat(&lt;value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7"><text:span text:style-name="Source_20_Text"><text:span text:style-name="T9">iterRepeat(&lt;value&gt;[,n</text:span></text:span><text:span text:style-name="Source_20_Text"><text:span text:style-name="T122">=Infinity</text:span></text:span><text:span text:style-name="Source_20_Text"><text:span text:style-name="T9">]);</text:span></text:span></text:p>
            <text:p text:style-name="P47"><text:span text:style-name="Source_20_Text"><text:span text:style-name="T124"/></text:span></text:p>
            <text:p text:style-name="P50"><text:span text:style-name="Source_20_Text"><text:span text:style-name="T119">slice(&lt;</text:span></text:span><text:span text:style-name="Source_20_Text"><text:span text:style-name="T120">iterator</text:span></text:span><text:span text:style-name="Source_20_Text"><text:span text:style-name="T119">&gt;[,begin=0[,end=Infinity]]);</text:span></text:span></text:p>
            <text:p text:style-name="P48"><text:span text:style-name="Source_20_Text"><text:span text:style-name="T119">withOut(&lt;</text:span></text:span><text:span text:style-name="Source_20_Text"><text:span text:style-name="T120">iterator</text:span></text:span><text:span text:style-name="Source_20_Text"><text:span text:style-name="T119">&gt;,&lt;filter</text:span></text:span><text:span text:style-name="Source_20_Text"><text:span text:style-name="T120">Iterator </text:span></text:span><text:span text:style-name="Source_20_Text"><text:span text:style-name="T119">&gt;);</text:span></text:span></text:p>
            <text:p text:style-name="P50"><text:span text:style-name="Source_20_Text"><text:span text:style-name="T9">reduce(&lt;</text:span></text:span><text:span text:style-name="Source_20_Text"><text:span text:style-name="T120">iterator</text:span></text:span><text:span text:style-name="Source_20_Text"><text:span text:style-name="T9">&gt;,&lt;callback&gt;[,initialvalue]);</text:span></text:span></text:p>
            <text:p text:style-name="P50"><text:span text:style-name="Source_20_Text"><text:span text:style-name="T125">count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1"><text:span text:style-name="Source_20_Text"/></text:p>
            <text:p text:style-name="P50"><text:span text:style-name="Source_20_Text"><text:span text:style-name="T9">tak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take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/></text:span></text:p>
            <text:p text:style-name="P50"><text:span text:style-name="Source_20_Text"><text:span text:style-name="T9">drop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text:span text:style-name="Source_20_Text"><text:span text:style-name="T127"> </text:span></text:span></text:p>
            <text:p text:style-name="P50"><text:span text:style-name="Source_20_Text"><text:span text:style-name="T9">drop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drop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drop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28">forEach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,&lt;callback&gt;);</text:span></text:span></text:p>
            <text:p text:style-name="P53"><text:span text:style-name="Source_20_Text"><text:span text:style-name="T129">map(&lt;</text:span></text:span><text:span text:style-name="Source_20_Text"><text:span text:style-name="T112">iterator</text:span></text:span><text:span text:style-name="Source_20_Text"><text:span text:style-name="T129">&gt;,&lt;callback&gt;);</text:span></text:span></text:p>
            <text:p text:style-name="P50"><text:span text:style-name="Source_20_Text"><text:span text:style-name="T119">enumerate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130">entries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9">size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1"><text:span text:style-name="Source_20_Text"/></text:p>
            <text:p text:style-name="P50"><text:span text:style-name="Source_20_Text"><text:span text:style-name="T9">every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some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0"><text:span text:style-name="Source_20_Text"><text:span text:style-name="T119">none(&lt;</text:span></text:span><text:span text:style-name="Source_20_Text"><text:span text:style-name="T120">iterator</text:span></text:span><text:span text:style-name="Source_20_Text"><text:span text:style-name="T119">&gt;,&lt;</text:span></text:span><text:span text:style-name="Source_20_Text"><text:span text:style-name="T131">callback</text:span></text:span><text:span text:style-name="Source_20_Text"><text:span text:style-name="T119">&gt;);</text:span></text:span></text:p>
            <text:p text:style-name="P51"><text:span text:style-name="Source_20_Text"/></text:p>
            <text:p text:style-name="P50"><text:span text:style-name="Source_20_Text"><text:span text:style-name="T9">includes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133">contains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9">find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findLast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filter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134">reject(&lt;</text:span></text:span><text:span text:style-name="Source_20_Text"><text:span text:style-name="T120">iterator</text:span></text:span><text:span text:style-name="Source_20_Text"><text:span text:style-name="T134">&gt;,&lt;</text:span></text:span><text:span text:style-name="Source_20_Text"><text:span text:style-name="T131">callback</text:span></text:span><text:span text:style-name="Source_20_Text"><text:span text:style-name="T134">&gt;);</text:span></text:span></text:p>
            <text:p text:style-name="P48"><text:span text:style-name="Source_20_Text"><text:span text:style-name="T135">p</text:span></text:span><text:span text:style-name="Source_20_Text"><text:span text:style-name="T136">artition(&lt;</text:span></text:span><text:span text:style-name="Source_20_Text"><text:span text:style-name="T137">iterator</text:span></text:span><text:span text:style-name="Source_20_Text"><text:span text:style-name="T136">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6">&gt;);</text:span></text:span></text:p>
            <text:p text:style-name="P54"><text:span text:style-name="Source_20_Text"><text:span text:style-name="T140"/></text:span></text:p>
            <text:p text:style-name="P48"><text:span text:style-name="Source_20_Text"><text:span text:style-name="T9">zip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5"><text:span text:style-name="Source_20_Text"><text:span text:style-name="T141">unzip(&lt;</text:span></text:span><text:span text:style-name="Source_20_Text"><text:span text:style-name="T137">iterator</text:span></text:span><text:span text:style-name="Source_20_Text"><text:span text:style-name="T141">&gt;);</text:span></text:span></text:p>
            <text:p text:style-name="P55"><text:span text:style-name="Source_20_Text"><text:span text:style-name="T141">zipObj(&lt;</text:span></text:span><text:span text:style-name="Source_20_Text"><text:span text:style-name="T137">iterator1</text:span></text:span><text:span text:style-name="Source_20_Text"><text:span text:style-name="T141">&gt;,&lt;</text:span></text:span><text:span text:style-name="Source_20_Text"><text:span text:style-name="T137">iterator2</text:span></text:span><text:span text:style-name="Source_20_Text"><text:span text:style-name="T141">&gt;);</text:span></text:span></text:p>
            <text:p text:style-name="P50"><text:span text:style-name="Source_20_Text"><text:span text:style-name="T142">shuffle(&lt;</text:span></text:span><text:span text:style-name="Source_20_Text"><text:span text:style-name="T120">iterator</text:span></text:span><text:span text:style-name="Source_20_Text"><text:span text:style-name="T142">&gt;);</text:span></text:span></text:p>
            <text:p text:style-name="P56"><text:span text:style-name="Source_20_Text"><text:span text:style-name="T109">min(&lt;</text:span></text:span><text:span text:style-name="Source_20_Text"><text:span text:style-name="T143">value1&gt;[,valueN]</text:span></text:span><text:span text:style-name="Source_20_Text"><text:span text:style-name="T109">);</text:span></text:span></text:p>
            <text:p text:style-name="P57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0"><text:span text:style-name="Source_20_Text"><text:span text:style-name="T145">sort(&lt;</text:span></text:span><text:span text:style-name="Source_20_Text"><text:span text:style-name="T120">iterator</text:span></text:span><text:span text:style-name="Source_20_Text"><text:span text:style-name="T145">&gt;</text:span></text:span><text:span text:style-name="Source_20_Text"><text:span text:style-name="T146">[</text:span></text:span><text:span text:style-name="Source_20_Text"><text:span text:style-name="T145">,number</text:span></text:span><text:span text:style-name="Source_20_Text"><text:span text:style-name="T147">s=false</text:span></text:span><text:span text:style-name="Source_20_Text"><text:span text:style-name="T146">]</text:span></text:span><text:span text:style-name="Source_20_Text"><text:span text:style-name="T145">);</text:span></text:span></text:p>
            <text:p text:style-name="P50"><text:span text:style-name="Source_20_Text"><text:span text:style-name="T142">reverse(&lt;</text:span></text:span><text:span text:style-name="Source_20_Text"><text:span text:style-name="T120">iterator</text:span></text:span><text:span text:style-name="Source_20_Text"><text:span text:style-name="T148">&gt;</text:span></text:span><text:span text:style-name="Source_20_Text"><text:span text:style-name="T142">);</text:span></text:span></text:p>
            <text:p text:style-name="P22"><text:span text:style-name="Source_20_Text"><text:span text:style-name="T9"/></text:span></text:p>
            <text:p text:style-name="P48"><text:span text:style-name="Source_20_Text"><text:span text:style-name="T9">item(&lt;</text:span></text:span><text:span text:style-name="Source_20_Text"><text:span text:style-name="T120">iterator</text:span></text:span><text:span text:style-name="Source_20_Text"><text:span text:style-name="T9">&gt;,&lt;index&gt;);</text:span></text:span></text:p>
            <text:p text:style-name="P48"><text:span text:style-name="Source_20_Text"><text:span text:style-name="T149">nth(&lt;</text:span></text:span><text:span text:style-name="Source_20_Text"><text:span text:style-name="T120">iterator</text:span></text:span><text:span text:style-name="Source_20_Text"><text:span text:style-name="T149">&gt;,&lt;index&gt;);</text:span></text:span></text:p>
            <text:p text:style-name="P50"><text:span text:style-name="Source_20_Text"><text:span text:style-name="T9">first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0">head(&lt;</text:span></text:span><text:span text:style-name="Source_20_Text"><text:span text:style-name="T137">iterator</text:span></text:span><text:span text:style-name="Source_20_Text"><text:span text:style-name="T150">&gt;);</text:span></text:span></text:p>
            <text:p text:style-name="P58"><text:span text:style-name="Source_20_Text"><text:span text:style-name="T109">last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59">initial(&lt;<text:span text:style-name="Source_20_Text"><text:span text:style-name="T151">iterator</text:span></text:span>&gt;);</text:p>
            <text:p text:style-name="P50"><text:span text:style-name="Source_20_Text"><text:span text:style-name="T9">tail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152">flat(&lt;</text:span></text:span><text:span text:style-name="Source_20_Text"><text:span text:style-name="T120">iterator</text:span></text:span><text:span text:style-name="Source_20_Text"><text:span text:style-name="T152">&gt;);</text:span></text:span></text:p>
            <text:p text:style-name="P50"><text:span text:style-name="Source_20_Text"><text:span text:style-name="T9">concat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0"><text:span text:style-name="Source_20_Text"><text:span text:style-name="T119">join(&lt;</text:span></text:span><text:span text:style-name="Source_20_Text"><text:span text:style-name="T120">iterator</text:span></text:span><text:span text:style-name="Source_20_Text"><text:span text:style-name="T119">&gt;[,separator</text:span></text:span><text:span text:style-name="Source_20_Text"><text:span text:style-name="T153">=","</text:span></text:span><text:span text:style-name="Source_20_Text"><text:span text:style-name="T119">]);</text:span></text:span></text:p>
          </table:table-cell>
          <table:table-cell table:style-name="Table4.C2" office:value-type="string">
            <text:p text:style-name="P60"><text:span text:style-name="Source_20_Text"><text:span text:style-name="T10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9">Array.fromAsync(); </text:span></text:span></text:a></text:p>
            <text:p text:style-name="P61"><text:span text:style-name="Source_20_Text"><text:span text:style-name="T10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4">Array.prototype.toRevers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9">Array.prototype.toSort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9">Array.prototype.toSplic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9">Array.prototype.with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09">crypto.randomUUID();</text:span></text:span></text:a></text:p>
            <text:p text:style-name="P62"><text:span text:style-name="Source_20_Text"><text:span text:style-name="T10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5">Error.isError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9">globalThis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9">Map.groupBy();</text:span></text:span></text:a></text:p>
            <text:p text:style-name="P64"><text:span text:style-name="Source_20_Text"><text:span text:style-name="T109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9">Math.sumPrecise();</text:span></text:span></text:a></text:p>
            <text:p text:style-name="P64"><text:span text:style-name="Source_20_Text"><text:span text:style-name="T10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6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9">Object</text:span></text:span><text:span text:style-name="Source_20_Text"><text:span text:style-name="T157">.</text:span></text:span><text:span text:style-name="Source_20_Text"><text:span text:style-name="T158">hasOwn();</text:span></text:span></text:a></text:p>
            <text:p text:style-name="P62"><text:span text:style-name="Source_20_Text"><text:span text:style-name="T10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9">TypedArray.prototype.toRevers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9">TypedArray.prototype.toSort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9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16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10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9">BigInt.prototype.toJSON();</text:span></text:span></text:a></text:p>
            <text:p text:style-name="P68"><text:span text:style-name="Source_20_Text"><text:span text:style-name="T161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61">A</text:span></text:span><text:span text:style-name="Source_20_Text"><text:span text:style-name="T109">syncFunction</text:span></text:span><text:span text:style-name="Source_20_Text"><text:span text:style-name="T161">();</text:span></text:span></text:a></text:p>
            <text:p text:style-name="P68"><text:span text:style-name="Source_20_Text"><text:span text:style-name="T109"/></text:span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09">GeneratorFunction();</text:span></text:span></text:a></text:p>
            <text:p text:style-name="P68"><text:span text:style-name="Source_20_Text"><text:span text:style-name="T109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0">Math <text:span text:style-name="T13">API</text:span></text:p>
          </table:table-cell>
          <table:covered-table-cell/>
          <table:table-cell table:style-name="Table2.C1" office:value-type="string">
            <text:p text:style-name="P71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2"/>
            <text:p text:style-name="P72">sum(&lt;value1&gt;[,valueN]);</text:p>
            <text:p text:style-name="P72">avg(&lt;value1&gt;[,valueN]);</text:p>
            <text:p text:style-name="P72">product(&lt;value1&gt;[,valueN]);</text:p>
            <text:p text:style-name="P72"/>
            <text:p text:style-name="P72">clamp(&lt;value&gt;,&lt;min&gt;,&lt;max&gt;);</text:p>
            <text:p text:style-name="P73"><text:span text:style-name="T163">minmax</text:span>(&lt;value&gt;,&lt;min&gt;,&lt;max&gt;);</text:p>
            <text:p text:style-name="P72"/>
            <text:p text:style-name="P74">isEven(&lt;value&gt;);</text:p>
            <text:p text:style-name="P74">isOdd(&lt;val<text:span text:style-name="T164">ue</text:span>&gt;);</text:p>
            <text:p text:style-name="P74"/>
            <text:p text:style-name="P75"><text:span text:style-name="Source_20_Text"><text:span text:style-name="T17">randomInt([max]);</text:span></text:span></text:p>
            <text:p text:style-name="P76"><text:span text:style-name="Source_20_Text"><text:span text:style-name="T17">randomInt(&lt;min&gt;,&lt;max&gt;);</text:span></text:span></text:p>
            <text:p text:style-name="P76"><text:span text:style-name="Source_20_Text"><text:span text:style-name="T17"/></text:span></text:p>
            <text:p text:style-name="P75"><text:span text:style-name="Source_20_Text"><text:span text:style-name="T165">randomFloat([max]);</text:span></text:span></text:p>
            <text:p text:style-name="P76"><text:span text:style-name="Source_20_Text"><text:span text:style-name="T165">randomFloat(&lt;min&gt;,&lt;max&gt;);</text:span></text:span></text:p>
            <text:p text:style-name="P75"><text:span text:style-name="Source_20_Text"/></text:p>
            <text:p text:style-name="P75"><text:span text:style-name="Source_20_Text"><text:span text:style-name="T17">inRange(&lt;value&gt;,&lt;min&gt;,&lt;max&gt;);</text:span></text:span></text:p>
            <text:p text:style-name="P75"><text:span text:style-name="Source_20_Text"><text:span text:style-name="T166">signbit(&lt;value&gt;);</text:span></text:span></text:p>
          </table:table-cell>
          <table:table-cell table:style-name="Table2.B2" office:value-type="string">
            <text:p text:style-name="P77"><text:span text:style-name="T167">t</text:span><text:span text:style-name="T168">oInt8(&lt;value&gt;);</text:span></text:p>
            <text:p text:style-name="P78">toInt16(&lt;value&gt;);</text:p>
            <text:p text:style-name="P78">toInt32(&lt;value&gt;);</text:p>
            <text:p text:style-name="P79">toUInt8(&lt;value&gt;);</text:p>
            <text:p text:style-name="P79">toUInt<text:span text:style-name="T169">1</text:span>6(&lt;value&gt;);</text:p>
            <text:p text:style-name="P79">toUInt32(&lt;value&gt;;</text:p>
            <text:p text:style-name="P78">toBigInt64(&lt;value&gt;);</text:p>
            <text:p text:style-name="P78">toBigUInt64(&lt;value&gt;);</text:p>
            <text:p text:style-name="P80">toFloat<text:span text:style-name="T170">16</text:span>(&lt;value&gt;);</text:p>
            <text:p text:style-name="P81">toFloat32(&lt;value&gt;);</text:p>
            <text:p text:style-name="P81"/>
            <text:p text:style-name="P82">isInt8(&lt;value&gt;);</text:p>
            <text:p text:style-name="P82">isInt16(&lt;value&gt;);</text:p>
            <text:p text:style-name="P82">isInt32(&lt;value&gt;);</text:p>
            <text:p text:style-name="P83">isUInt8(&lt;value&gt;);</text:p>
            <text:p text:style-name="P83">isUInt16(&lt;value&gt;);</text:p>
            <text:p text:style-name="P83">isUInt32(&lt;value&gt;);</text:p>
            <text:p text:style-name="P82">isBigInt64(&lt;value&gt;);</text:p>
            <text:p text:style-name="P84"><text:span text:style-name="T171">i</text:span><text:span text:style-name="T170">s</text:span>BigUInt64(&lt;value&gt;);</text:p>
            <text:p text:style-name="P85"><text:span text:style-name="T170">is</text:span><text:span text:style-name="T169">Float</text:span><text:span text:style-name="T172">16</text:span><text:span text:style-name="T169">(&lt;value&gt;);</text:span></text:p>
          </table:table-cell>
          <table:table-cell table:style-name="Table2.C2" office:value-type="string">
            <text:p text:style-name="P86"><text:span text:style-name="Source_20_Text"><text:span text:style-name="T173">get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6"><text:span text:style-name="Source_20_Text"><text:span text:style-name="T173">getInV(&lt;</text:span></text:span><text:span text:style-name="Source_20_Text"><text:span text:style-name="T178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has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setIn(&lt;</text:span></text:span><text:span text:style-name="Source_20_Text"><text:span text:style-name="T177">o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6">v</text:span></text:span><text:span text:style-name="Source_20_Text"><text:span text:style-name="T177">alue</text:span></text:span><text:span text:style-name="Source_20_Text"><text:span text:style-name="T173">&gt;);</text:span></text:span></text:p>
            <text:p text:style-name="P88"><text:span text:style-name="Source_20_Text"><text:span text:style-name="T179">to</text:span></text:span><text:span text:style-name="Source_20_Text"><text:span text:style-name="T180">Index(&lt;v</text:span></text:span><text:span text:style-name="Source_20_Text"><text:span text:style-name="T181">alue</text:span></text:span><text:span text:style-name="Source_20_Text"><text:span text:style-name="T180">&gt;);</text:span></text:span><text:span text:style-name="Source_20_Text"><text:span text:style-name="T182"> </text:span></text:span><text:span text:style-name="Source_20_Text"><text:span text:style-name="T183">and </text:span></text:span><text:span text:style-name="Source_20_Text"><text:span text:style-name="T184">toLength(&lt;value&gt;);</text:span></text:span></text:p>
            <text:p text:style-name="P88"><text:span text:style-name="Source_20_Text"><text:span text:style-name="T173">toPropertyKey(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88"><text:span text:style-name="Source_20_Text"><text:span text:style-name="T186">toInteger(&lt;val</text:span></text:span><text:span text:style-name="Source_20_Text"><text:span text:style-name="T181">ue</text:span></text:span><text:span text:style-name="Source_20_Text"><text:span text:style-name="T186">&gt;);</text:span></text:span></text:p>
            <text:p text:style-name="P89"><text:span text:style-name="Source_20_Text"><text:span text:style-name="T187">toArray(v</text:span></text:span><text:span text:style-name="Source_20_Text"><text:span text:style-name="T181">alue</text:span></text:span><text:span text:style-name="Source_20_Text"><text:span text:style-name="T187">);</text:span></text:span><text:span text:style-name="Source_20_Text"><text:span text:style-name="T188"> </text:span></text:span><text:span text:style-name="Source_20_Text"><text:span text:style-name="T189">and </text:span></text:span><text:span text:style-name="Source_20_Text"><text:span text:style-name="T173">toObject(&lt;</text:span></text:span><text:span text:style-name="Source_20_Text"><text:span text:style-name="T177">value</text:span></text:span><text:span text:style-name="Source_20_Text"><text:span text:style-name="T173">&gt;);</text:span></text:span></text:p>
            <text:p text:style-name="P89"><text:span text:style-name="Source_20_Text"><text:span text:style-name="T180">isIndex(&lt;v</text:span></text:span><text:span text:style-name="Source_20_Text"><text:span text:style-name="T181">alue</text:span></text:span><text:span text:style-name="Source_20_Text"><text:span text:style-name="T180">&gt;);</text:span></text:span><text:span text:style-name="Source_20_Text"><text:span text:style-name="T182"> </text:span></text:span><text:span text:style-name="Source_20_Text"><text:span text:style-name="T190">and </text:span></text:span><text:span text:style-name="Source_20_Text"><text:span text:style-name="T173">isPropertyKey(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89"><text:span text:style-name="Source_20_Text"><text:span text:style-name="T173">isSameValue(&lt;</text:span></text:span><text:span text:style-name="Source_20_Text"><text:span text:style-name="T191">v</text:span></text:span><text:span text:style-name="Source_20_Text"><text:span text:style-name="T181">alue</text:span></text:span><text:span text:style-name="Source_20_Text"><text:span text:style-name="T191">1</text:span></text:span><text:span text:style-name="Source_20_Text"><text:span text:style-name="T173">&gt;,&lt;</text:span></text:span><text:span text:style-name="Source_20_Text"><text:span text:style-name="T191">v</text:span></text:span><text:span text:style-name="Source_20_Text"><text:span text:style-name="T181">alue</text:span></text:span><text:span text:style-name="Source_20_Text"><text:span text:style-name="T191">2</text:span></text:span><text:span text:style-name="Source_20_Text"><text:span text:style-name="T173">&gt;);</text:span></text:span></text:p>
            <text:p text:style-name="P90"><text:span text:style-name="Source_20_Text"><text:span text:style-name="T173">isSameValueZero(&lt;</text:span></text:span><text:span text:style-name="Source_20_Text"><text:span text:style-name="T177">value1</text:span></text:span><text:span text:style-name="Source_20_Text"><text:span text:style-name="T173">&gt;,&lt;</text:span></text:span><text:span text:style-name="Source_20_Text"><text:span text:style-name="T177">value2</text:span></text:span><text:span text:style-name="Source_20_Text"><text:span text:style-name="T173">&gt;);</text:span></text:span></text:p>
            <text:p text:style-name="P90"><text:span text:style-name="Source_20_Text"><text:span text:style-name="T173">isSameValueNonNumber(&lt;</text:span></text:span><text:span text:style-name="Source_20_Text"><text:span text:style-name="T177">val</text:span></text:span><text:span text:style-name="Source_20_Text"><text:span text:style-name="T192">ue</text:span></text:span><text:span text:style-name="Source_20_Text"><text:span text:style-name="T177">1</text:span></text:span><text:span text:style-name="Source_20_Text"><text:span text:style-name="T173">&gt;,&lt;</text:span></text:span><text:span text:style-name="Source_20_Text"><text:span text:style-name="T177">val</text:span></text:span><text:span text:style-name="Source_20_Text"><text:span text:style-name="T192">ue</text:span></text:span><text:span text:style-name="Source_20_Text"><text:span text:style-name="T177">2</text:span></text:span><text:span text:style-name="Source_20_Text"><text:span text:style-name="T173">&gt;);</text:span></text:span></text:p>
            <text:p text:style-name="P89"><text:span text:style-name="Source_20_Text"><text:span text:style-name="T193">type(&lt;value&gt;);</text:span></text:span></text:p>
            <text:p text:style-name="P89"><text:span text:style-name="Source_20_Text"><text:span text:style-name="T173">createData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6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1"><text:span text:style-name="Source_20_Text"><text:span text:style-name="T194">c</text:span></text:span><text:span text:style-name="Source_20_Text"><text:span text:style-name="T173">reateData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95">val</text:span></text:span><text:span text:style-name="Source_20_Text"><text:span text:style-name="T196">ue</text:span></text:span><text:span text:style-name="Source_20_Text"><text:span text:style-name="T173">&gt;);</text:span></text:span></text:p>
            <text:p text:style-name="P89"><text:span text:style-name="Source_20_Text"><text:span text:style-name="T173">createMethod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6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1"><text:span text:style-name="Source_20_Text"><text:span text:style-name="T173">createMethod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97">val</text:span></text:span><text:span text:style-name="Source_20_Text"><text:span text:style-name="T196">ue</text:span></text:span><text:span text:style-name="Source_20_Text"><text:span text:style-name="T173">&gt;);</text:span></text:span></text:p>
            <text:p text:style-name="P92"><text:span text:style-name="Source_20_Text"><text:span text:style-name="T173">createPolyfillMethod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6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2"><text:span text:style-name="Source_20_Text"><text:span text:style-name="T173">createPolyfill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98">val</text:span></text:span><text:span text:style-name="Source_20_Text"><text:span text:style-name="T196">ue</text:span></text:span><text:span text:style-name="Source_20_Text"><text:span text:style-name="T173">&gt;);</text:span></text:span></text:p>
            <text:p text:style-name="P91"><text:span text:style-name="Source_20_Text"><text:span text:style-name="T173">deleteOwnProperty(&lt;object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[,Throw=false]); 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3"><text:span text:style-name="Source_20_Text"><text:span text:style-name="T199">Cookie </text:span></text:span><text:span text:style-name="Source_20_Text"><text:span text:style-name="T200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4"><text:span text:style-name="Source_20_Text"><text:span text:style-name="T17">getCookie([name]);</text:span></text:span></text:p>
            <text:p text:style-name="P94"><text:span text:style-name="Source_20_Text"><text:span text:style-name="T17">hasCookie(&lt;name&gt;);</text:span></text:span></text:p>
            <text:p text:style-name="P95"><text:span text:style-name="Source_20_Text"><text:span text:style-name="T17">setCookie</text:span></text:span><text:span text:style-name="Source_20_Text"><text:span text:style-name="T201">(&lt;Options obj</text:span></text:span><text:span text:style-name="Source_20_Text"><text:span text:style-name="T202">ect</text:span></text:span><text:span text:style-name="Source_20_Text"><text:span text:style-name="T201">&gt;);</text:span></text:span><text:span text:style-name="Source_20_Text"><text:span text:style-name="T17"> setCookie(&lt;name&gt;,&lt;value&gt;[,hours</text:span></text:span><text:span text:style-name="Source_20_Text"><text:span text:style-name="T201">=8760</text:span></text:span><text:span text:style-name="Source_20_Text"><text:span text:style-name="T17">[,path</text:span></text:span><text:span text:style-name="Source_20_Text"><text:span text:style-name="T201">="/"</text:span></text:span><text:span text:style-name="Source_20_Text"><text:span text:style-name="T17">[,domain[,secure[,SameSite</text:span></text:span><text:span text:style-name="Source_20_Text"><text:span text:style-name="T201">=</text:span></text:span><text:span text:style-name="Source_20_Text"><text:span text:style-name="T203">"Lax"</text:span></text:span><text:span text:style-name="Source_20_Text"><text:span text:style-name="T17">[,HttpOnly]]]]]]);</text:span></text:span></text:p>
            <text:p text:style-name="P95"><text:span text:style-name="Source_20_Text"><text:span text:style-name="T17">removeCookie</text:span></text:span><text:span text:style-name="Source_20_Text"><text:span text:style-name="T201">(&lt;Options obj</text:span></text:span><text:span text:style-name="Source_20_Text"><text:span text:style-name="T202">ect</text:span></text:span><text:span text:style-name="Source_20_Text"><text:span text:style-name="T201">&gt;);</text:span></text:span></text:p>
            <text:p text:style-name="P96"><text:span text:style-name="Source_20_Text"><text:span text:style-name="T17">removeCookie(&lt;name&gt;[,path</text:span></text:span><text:span text:style-name="Source_20_Text"><text:span text:style-name="T201">="/"</text:span></text:span><text:span text:style-name="Source_20_Text"><text:span text:style-name="T17">[,domain[,secure[,SameSite</text:span></text:span><text:span text:style-name="Source_20_Text"><text:span text:style-name="T201">=</text:span></text:span><text:span text:style-name="Source_20_Text"><text:span text:style-name="T203">"Lax"</text:span></text:span><text:span text:style-name="Source_20_Text"><text:span text:style-name="T17">[,HttpOnly]]]]]);</text:span></text:span></text:p>
            <text:p text:style-name="P95"><text:span text:style-name="Source_20_Text"><text:span text:style-name="T17">clearCookies</text:span></text:span><text:span text:style-name="Source_20_Text"><text:span text:style-name="T201">(&lt;Options obj</text:span></text:span><text:span text:style-name="Source_20_Text"><text:span text:style-name="T202">ect</text:span></text:span><text:span text:style-name="Source_20_Text"><text:span text:style-name="T201">&gt;);</text:span></text:span></text:p>
            <text:p text:style-name="P96"><text:span text:style-name="Source_20_Text"><text:span text:style-name="T17">clearCookies([path</text:span></text:span><text:span text:style-name="Source_20_Text"><text:span text:style-name="T201">="/"</text:span></text:span><text:span text:style-name="Source_20_Text"><text:span text:style-name="T17">[,domain[,</text:span></text:span><text:span text:style-name="Source_20_Text"><text:span text:style-name="T204">sec</text:span></text:span><text:span text:style-name="Source_20_Text"><text:span text:style-name="T17">[,SameSite</text:span></text:span><text:span text:style-name="Source_20_Text"><text:span text:style-name="T201">=</text:span></text:span><text:span text:style-name="Source_20_Text"><text:span text:style-name="T203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7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98"><text:span text:style-name="Source_20_Text"><text:span text:style-name="T17">getText(&lt;url&gt;,&lt;success&gt;);</text:span></text:span></text:p>
            <text:p text:style-name="P98"><text:span text:style-name="Source_20_Text"><text:span text:style-name="T17">getJson(&lt;url&gt;,&lt;success&gt;);</text:span></text:span></text:p>
            <text:p text:style-name="P98"><text:span text:style-name="Source_20_Text"><text:span text:style-name="T17"/></text:span></text:p>
            <text:p text:style-name="P99"><text:span text:style-name="Source_20_Text"><text:span text:style-name="T17">ajax(&lt;Options obj</text:span></text:span><text:span text:style-name="Source_20_Text"><text:span text:style-name="T202">ect</text:span></text:span><text:span text:style-name="Source_20_Text"><text:span text:style-name="T17">&gt;);</text:span></text:span></text:p>
            <text:p text:style-name="P100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6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1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1">V3.1.0</text:p>
          </table:table-cell>
          <table:table-cell table:style-name="Table3.A2" office:value-type="string">
            <text:p text:style-name="P101">v3.8.0</text:p>
          </table:table-cell>
          <table:table-cell table:style-name="Table3.C2" office:value-type="string">
            <text:p text:style-name="P102">v5.6.0</text:p>
          </table:table-cell>
        </table:table-row>
        <table:table-row>
          <table:table-cell table:style-name="Table3.A3" office:value-type="string">
            <text:p text:style-name="P103">Array.from();</text:p>
            <text:p text:style-name="P103">Array.of();</text:p>
            <text:p text:style-name="P104">Array.prototype.copyWithin();</text:p>
            <text:p text:style-name="P104">Array.prototype.fill();</text:p>
            <text:p text:style-name="P103">Array.prototype.find();</text:p>
            <text:p text:style-name="P103">Array.prototype.findIndex();</text:p>
            <text:p text:style-name="P103">Object.create();</text:p>
            <text:p text:style-name="P104">String.fromCodePoint();</text:p>
            <text:p text:style-name="P104">String.prototype.codePointAt();</text:p>
            <text:p text:style-name="P105">String.prototype.endsWith();</text:p>
            <text:p text:style-name="P104">String.prototype.startsWith();</text:p>
            <text:p text:style-name="P106">Math.acosh();</text:p>
            <text:p text:style-name="P106">Math.asinh();</text:p>
            <text:p text:style-name="P106">Math.atanh();</text:p>
            <text:p text:style-name="P106">Math.cbrt();</text:p>
            <text:p text:style-name="P106">Math.clz32();</text:p>
            <text:p text:style-name="P106">Math.cosh();</text:p>
            <text:p text:style-name="P106">Math.expm1();</text:p>
            <text:p text:style-name="P106">Math.fround();</text:p>
            <text:p text:style-name="P106">Math.hypot();</text:p>
            <text:p text:style-name="P106">Math.imul();</text:p>
            <text:p text:style-name="P106">Math.log1p();</text:p>
            <text:p text:style-name="P106">Math.log10();</text:p>
            <text:p text:style-name="P106">Math.log2();</text:p>
            <text:p text:style-name="P106">Math.sign();</text:p>
            <text:p text:style-name="P106">Math.sinh();</text:p>
            <text:p text:style-name="P106">Math.tanh();</text:p>
            <text:p text:style-name="P106">Math.trunc();</text:p>
            <text:p text:style-name="P103">Number.EPSILON;</text:p>
            <text:p text:style-name="P107">Number.isNaN(); <text:span text:style-name="T205">and</text:span><text:span text:style-name="T206"> </text:span>isNaN();</text:p>
            <text:p text:style-name="P103">Number.isInteger();</text:p>
            <text:p text:style-name="P103">Number.isFinite();</text:p>
            <text:p text:style-name="P56">Number.isSafeInteger();</text:p>
            <text:p text:style-name="P56">Number.parseInt();</text:p>
            <text:p text:style-name="P103">Number.parseFloat();</text:p>
          </table:table-cell>
          <table:table-cell table:style-name="Table3.B3" office:value-type="string">
            <text:p text:style-name="P104"/>
            <text:p text:style-name="P108"><text:span text:style-name="Source_20_Text"><text:span text:style-name="T207">Array.prototype.values();</text:span></text:span></text:p>
            <text:p text:style-name="P108"><text:span text:style-name="Source_20_Text"><text:span text:style-name="T207"/></text:span></text:p>
            <text:p text:style-name="P108"><text:span text:style-name="Source_20_Text"><text:span text:style-name="T207">Array.prototype.includes();</text:span></text:span></text:p>
            <text:p text:style-name="P108"/>
            <text:p text:style-name="P105"><text:span text:style-name="Source_20_Text"><text:span text:style-name="T207">ChildNode.after();</text:span></text:span><text:line-break/><text:span text:style-name="Source_20_Text"><text:span text:style-name="T207">ChildNode.before();</text:span></text:span><text:line-break/><text:span text:style-name="Source_20_Text"><text:span text:style-name="T207">ChildNode.remove();</text:span></text:span><text:line-break/><text:span text:style-name="Source_20_Text"><text:span text:style-name="T207">ChildNode.replaceWith();</text:span></text:span></text:p>
            <text:p text:style-name="P108"/>
            <text:p text:style-name="P105"><text:span text:style-name="Source_20_Text"><text:span text:style-name="T207">Element.prototype.closest();<text:line-break/>Element.prototype.getAttributeNames();</text:span></text:span></text:p>
            <text:p text:style-name="P105"><text:span text:style-name="Source_20_Text"><text:span text:style-name="T207">Element.prototype.matches();</text:span></text:span></text:p>
            <text:p text:style-name="P105"><text:span text:style-name="Source_20_Text"><text:span text:style-name="T207">Element.prototype.toggleAttribute();</text:span></text:span></text:p>
            <text:p text:style-name="P108"/>
            <text:p text:style-name="P105"><text:span text:style-name="Source_20_Text"><text:span text:style-name="T207">ParentNode.append();</text:span></text:span></text:p>
            <text:p text:style-name="P105"><text:span text:style-name="Source_20_Text"><text:span text:style-name="T207"/></text:span></text:p>
            <text:p text:style-name="P105"><text:span text:style-name="Source_20_Text"><text:span text:style-name="T207">ParentNode.prepend();</text:span></text:span><text:line-break/><text:line-break/><text:span text:style-name="Source_20_Text"><text:span text:style-name="T207">String.prototype[Symbol.iterator]();</text:span></text:span></text:p>
            <text:p text:style-name="P108"><text:span text:style-name="Source_20_Text"><text:span text:style-name="T207">String.prototype.includes();</text:span></text:span></text:p>
            <text:p text:style-name="P108"><text:span text:style-name="Source_20_Text"><text:span text:style-name="T207">String.prototype.repeat();</text:span></text:span><text:line-break/></text:p>
            <text:p text:style-name="P104"><text:span text:style-name="Source_20_Text"><text:span text:style-name="T207">NodeList.prototype.forEach();</text:span></text:span><text:line-break/></text:p>
            <text:p text:style-name="P108"><text:span text:style-name="Source_20_Text"><text:span text:style-name="T207">Object.assign();</text:span></text:span></text:p>
            <text:p text:style-name="P105"><text:span text:style-name="Source_20_Text"><text:span text:style-name="T207">Object.entries();</text:span></text:span><text:line-break/></text:p>
            <text:p text:style-name="P105"><text:span text:style-name="Source_20_Text"><text:span text:style-name="T207">Object.getOwnPropertyDescriptors();</text:span></text:span><text:line-break/><text:span text:style-name="Source_20_Text"><text:span text:style-name="T207">Object.values();</text:span></text:span><text:line-break/></text:p>
            <text:p text:style-name="P104"><text:span text:style-name="Source_20_Text"><text:span text:style-name="T207">RegExp.prototype.flags;</text:span></text:span><text:line-break/></text:p>
            <text:p text:style-name="P104"><text:span text:style-name="Source_20_Text"><text:span text:style-name="T207">window.screenLeft;</text:span></text:span><text:line-break/><text:span text:style-name="Source_20_Text"><text:span text:style-name="T207">window.screenTop;</text:span></text:span></text:p>
          </table:table-cell>
          <table:table-cell table:style-name="Table3.C3" office:value-type="string">
            <text:p text:style-name="P103">Array.prototype.at();</text:p>
            <text:p text:style-name="P103"/>
            <text:p text:style-name="P103">Array.prototype.findLast();</text:p>
            <text:p text:style-name="P103">Array.prototype.findLastIndex();</text:p>
            <text:p text:style-name="P103"/>
            <text:p text:style-name="P103">Array.prototype.flat();</text:p>
            <text:p text:style-name="P103">Array.prototype.flatMap();</text:p>
            <text:p text:style-name="P103"/>
            <text:p text:style-name="P103">Array.prototype.group();</text:p>
            <text:p text:style-name="P103">Array.prototype.groupToMap();</text:p>
            <text:p text:style-name="P103"/>
            <text:p text:style-name="P103">Number.MIN_SAFE_INTEGER;</text:p>
            <text:p text:style-name="P103">Number.MAX_SAFE_INTEGER;</text:p>
            <text:p text:style-name="P103"/>
            <text:p text:style-name="P103">Object.fromEntries();</text:p>
            <text:p text:style-name="P103"/>
            <text:p text:style-name="P103">Object.is();</text:p>
            <text:p text:style-name="P103"/>
            <text:p text:style-name="P109">String.prototype.at();</text:p>
            <text:p text:style-name="P103">String.prototype.matchAll();</text:p>
            <text:p text:style-name="P103"/>
            <text:p text:style-name="P103">String.prototype.padStart();</text:p>
            <text:p text:style-name="P103">String.prototype.padEnd();</text:p>
            <text:p text:style-name="P103"/>
            <text:p text:style-name="P103">String.prototype.replaceAll();</text:p>
            <text:p text:style-name="P103"/>
            <text:p text:style-name="P103">String.prototype.trimStart();</text:p>
            <text:p text:style-name="P103">String.prototype.trimLeft();</text:p>
            <text:p text:style-name="P103">String.prototype.trimEnd();</text:p>
            <text:p text:style-name="P103">String.prototype.trimRight();</text:p>
            <text:p text:style-name="P103"/>
            <text:p text:style-name="P103">Typedarray.prototype.at();</text:p>
            <text:p text:style-name="P56">TypedArray.prototype.findLast();</text:p>
            <text:p text:style-name="P56">TypedArray.prototype.findLastIndex();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09T16:38:05.789177200</dc:date>
    <meta:print-date>2025-05-09T16:38:23.586748200</meta:print-date>
    <meta:editing-cycles>831</meta:editing-cycles>
    <meta:editing-duration>PT20H45M8S</meta:editing-duration>
    <meta:printed-by>PDF files</meta:printed-by>
    <meta:document-statistic meta:table-count="4" meta:image-count="0" meta:object-count="0" meta:page-count="4" meta:paragraph-count="329" meta:word-count="473" meta:character-count="9568" meta:non-whitespace-character-count="9397"/>
    <meta:template xlink:type="simple" xlink:actuate="onRequest" xlink:title="" xlink:href="Normal.dotm"/>
  </office:meta>
</office:document-meta>
</file>